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Policepardéfaut" style:family="text">
      <style:text-properties style:text-position="super 63.6%"/>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span text:style-name="T2"><text:tab/></text:span></text:p>
      <text:p text:style-name="Standard"/>
      <text:p text:style-name="Standard"/>
      <text:p text:style-name="Standard"><text:tab/><text:tab/><text:tab/><text:tab/><text:tab/><text:tab/><text:tab/><text:tab/><text:tab/>A Limoges, le<text:s/>07/12/2018</text:p>
      <text:p text:style-name="Standard"/>
      <text:p text:style-name="Standard">Objet : Demande de Stage du 01/04/2019 au 07/06/2019</text:p>
      <text:p text:style-name="P3">Monsieur,</text:p>
      <text:p text:style-name="P4">Actuellement en 2<text:span text:style-name="T5">ème</text:span><text:s/>année du Diplôme Universitaire de Technologie Informatique à l’institut Universitaire de Technologie du Limousin à Limoges, je souhaite réaliser un stage conventionné d’une durée de 10 semaines dans votre entreprise.</text:p>
      <text:p text:style-name="P6">En effet, vous intervenez dans le secteur d’activité dans lequel je souhaite bâtir ma future carrière, le développement<text:s/>informatique. Votre entreprise est réputée pour le développement Web<text:s/>ainsi que le développement d’application mobile. C’est pourquoi je souhaiterais intégrer votre structure en tant que stagiaire pour participer au développement et ainsi à l’amélioration de la communication de vos clients<text:s/>et l’expérience des utilisateurs à travers les<text:s/>applications mobiles.</text:p>
      <text:p text:style-name="P7">Depuis ma première année d'IUT, j’ai pu acquérir et améliorer certaines compétences comme le travail en équipe, lors d’un projet tutoré, ou encore la polyvalence et les bonnes méthodes de production informatique<text:s/>lors de divers projets réalisés durant mon diplôme.</text:p>
      <text:p text:style-name="P8">Ce stage me permettra d'apprendre à mettre en pratique et en service les connaissances et compétences que j’ai acquises à l'IUT. Il développera également mon expérience professionnelle et me permettra d’acquérir les standards de développement qui sont propre à votre entreprise.</text:p>
      <text:p text:style-name="P9">Je reste à votre disposition<text:s/>pour un entretien que vous voudrez bien m'accorder.</text:p>
      <text:p text:style-name="P10">Je vous prie d’agréer,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heo Pichon</meta:initial-creator>
    <dc:creator>Theo Pichon</dc:creator>
    <meta:creation-date>2018-12-07T10:46:00Z</meta:creation-date>
    <dc:date>2018-12-07T10:46:00Z</dc:date>
    <meta:print-date>2018-10-30T15:07: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62" meta:character-count="1701" meta:row-count="12" meta:non-whitespace-character-count="1442"/>
  </office:meta>
</office:document-meta>
</file>